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stroke="solid" draw:stroke-dash="Ultrafine_20_Dashed" svg:stroke-width="0.1cm" svg:stroke-color="#ff66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6633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5cm" svg:height="1cm" svg:x="4.6cm" svg:y="5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" draw:text-style-name="P1" draw:layer="layout" draw:type="line" svg:x1="5.358cm" svg:y1="9.446cm" svg:x2="5.35cm" svg:y2="6.4cm" draw:end-shape="id1" svg:d="m5358 9446-8-3046">
          <text:p/>
        </draw:connector>
        <draw:custom-shape draw:style-name="gr1" draw:text-style-name="P1" draw:layer="layout" svg:width="1cm" svg:height="1cm" svg:x="4.9cm" svg:y="7.2cm">
          <text:p/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" draw:text-style-name="P1" draw:layer="layout" svg:width="1.5cm" svg:height="1cm" svg:x="1.8cm" svg:y="5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.5cm" svg:height="1cm" svg:x="1.8cm" svg:y="2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2" draw:text-style-name="P1" draw:layer="layout" svg:x1="5cm" svg:y1="7.9cm" svg:x2="2.5cm" svg:y2="6.4cm">
          <text:p/>
        </draw:line>
        <draw:line draw:style-name="gr2" draw:text-style-name="P1" draw:layer="layout" svg:x1="2.5cm" svg:y1="5.9cm" svg:x2="2.5cm" svg:y2="3.4cm">
          <text:p/>
        </draw:line>
        <draw:custom-shape draw:style-name="gr1" draw:text-style-name="P1" draw:layer="layout" svg:width="1.5cm" svg:height="1cm" svg:x="7.1cm" svg:y="5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2" draw:text-style-name="P1" draw:layer="layout" svg:x1="5.8cm" svg:y1="7.9cm" svg:x2="8cm" svg:y2="6.4cm">
          <text:p/>
        </draw:line>
        <draw:custom-shape draw:style-name="gr1" draw:text-style-name="P1" draw:layer="layout" svg:width="1.5cm" svg:height="1cm" svg:x="4.6cm" svg:y="2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.5cm" svg:height="1cm" svg:x="7cm" svg:y="2.4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2" draw:text-style-name="P1" draw:layer="layout" svg:x1="5.4cm" svg:y1="5.9cm" svg:x2="5.4cm" svg:y2="3.4cm">
          <text:p/>
        </draw:line>
        <draw:line draw:style-name="gr2" draw:text-style-name="P1" draw:layer="layout" svg:x1="5.6cm" svg:y1="2.9cm" svg:x2="7.1cm" svg:y2="2.9cm">
          <text:p/>
        </draw:line>
        <draw:line draw:style-name="gr2" draw:text-style-name="P1" draw:layer="layout" svg:x1="5.2cm" svg:y1="2.9cm" svg:x2="3.2cm" svg:y2="2.9cm">
          <text:p/>
        </draw:line>
        <draw:polygon draw:style-name="gr3" draw:text-style-name="P1" draw:layer="layout" svg:width="2.499cm" svg:height="6.499cm" svg:x="1.5cm" svg:y="1.5cm" svg:viewBox="0 0 2500 6500" draw:points="0,5500 0,0 2500,0 2500,6500 0,6500">
          <text:p/>
        </draw:polygon>
        <draw:polygon draw:style-name="gr3" draw:text-style-name="P1" draw:layer="layout" svg:width="1.999cm" svg:height="5.499cm" svg:x="4.5cm" svg:y="1.5cm" svg:viewBox="0 0 2000 5500" draw:points="0,0 2000,0 2000,5500 0,5500">
          <text:p/>
        </draw:polygon>
        <draw:polygon draw:style-name="gr3" draw:text-style-name="P1" draw:layer="layout" svg:width="1.999cm" svg:height="5.499cm" svg:x="6.8cm" svg:y="1.5cm" svg:viewBox="0 0 2000 5500" draw:points="0,0 2000,0 2000,5500 0,5500">
          <text:p/>
        </draw:polygon>
        <draw:polygon draw:style-name="gr4" draw:text-style-name="P1" draw:layer="layout" svg:width="1.999cm" svg:height="0.999cm" svg:x="4.4cm" svg:y="8.8cm" svg:viewBox="0 0 2000 1000" draw:points="0,0 2000,0 2000,1000 0,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07T16:10:01.42</meta:creation-date>
    <dc:date>2010-06-07T16:20:33.64</dc:date>
    <meta:editing-duration>PT00H10M31S</meta:editing-duration>
    <meta:editing-cycles>2</meta:editing-cycles>
    <meta:generator>OpenOffice.org/3.0$Win32 OpenOffice.org_project/300m15$Build-9379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